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e1" style:family="table">
      <style:table-properties style:width="6.3in" table:align="margins" style:writing-mode="lr-tb"/>
    </style:style>
    <style:style style:name="Table1.A" style:family="table-column">
      <style:table-column-properties style:column-width="3.1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690b1" officeooo:paragraph-rsid="000690b1"/>
    </style:style>
    <style:style style:name="P2" style:family="paragraph" style:parent-style-name="Standard">
      <style:text-properties officeooo:rsid="0006a2dd" officeooo:paragraph-rsid="0006a2dd"/>
    </style:style>
    <style:style style:name="P3" style:family="paragraph" style:parent-style-name="Standard">
      <style:text-properties officeooo:rsid="000bdf23" officeooo:paragraph-rsid="000bdf23"/>
    </style:style>
    <style:style style:name="P4" style:family="paragraph" style:parent-style-name="Standard">
      <style:text-properties officeooo:rsid="000fe06a" officeooo:paragraph-rsid="000fe06a"/>
    </style:style>
    <style:style style:name="P5" style:family="paragraph" style:parent-style-name="Table_20_Contents">
      <style:text-properties officeooo:rsid="0007174b" officeooo:paragraph-rsid="0007174b"/>
    </style:style>
    <style:style style:name="P6" style:family="paragraph" style:parent-style-name="Table_20_Contents">
      <style:text-properties officeooo:rsid="0007b09f" officeooo:paragraph-rsid="0007b09f"/>
    </style:style>
    <style:style style:name="P7" style:family="paragraph" style:parent-style-name="Table_20_Contents">
      <style:text-properties officeooo:paragraph-rsid="0007b09f"/>
    </style:style>
    <style:style style:name="P8" style:family="paragraph" style:parent-style-name="Table_20_Contents">
      <style:text-properties officeooo:rsid="00081c56" officeooo:paragraph-rsid="00081c56"/>
    </style:style>
    <style:style style:name="P9" style:family="paragraph" style:parent-style-name="Table_20_Contents">
      <style:text-properties officeooo:rsid="0009f763" officeooo:paragraph-rsid="0009f763"/>
    </style:style>
    <style:style style:name="P10" style:family="paragraph" style:parent-style-name="Table_20_Contents">
      <style:text-properties fo:font-weight="bold" officeooo:rsid="0006a2dd" officeooo:paragraph-rsid="0006a2dd" style:font-weight-asian="bold" style:font-weight-complex="bold"/>
    </style:style>
    <style:style style:name="T1" style:family="text">
      <style:text-properties officeooo:rsid="00050051"/>
    </style:style>
    <style:style style:name="T2" style:family="text">
      <style:text-properties officeooo:rsid="0006a2dd"/>
    </style:style>
    <style:style style:name="T3" style:family="text">
      <style:text-properties officeooo:rsid="0007b09f"/>
    </style:style>
    <style:style style:name="T4" style:family="text">
      <style:text-properties officeooo:rsid="000d38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Określić różnice pomiędzy lokalnym Active Direc<text:span text:style-name="T1">t</text:span>ory a EntraID. Wymień zalety obu. Oceń które środowisko jest najkorzystniejsze – lokalne AD, EntraID, hybryda obu?</text:p>
      <text:p text:style-name="P1">Active Directory to usługa katalogowa hostowana na lokalnej domenie Windows Server.</text:p>
      <text:p text:style-name="P1">Azure id jest hostowana przez Microsoft, więc nie jest do niej potrzebny Windows Serwer. </text:p>
      <text:p text:style-name="P1">Obie usługi służą do grupowania i administrowania użytkownikami i ich dostępem. <text:span text:style-name="T2">Obie mogą autoryzować użytkowników. </text:span>W Active Directory zarządza się <text:span text:style-name="T2">użytkownikami i komputerami lokalnymi w sieci, dostępem do zasobów serwera. Natomiast Entra ID działa w chmurze. Jest dla usług Microsoft 365(Teams, Onedrive). Też może tworzyć grupy użytkowników i określać dostęp.</text:span></text:p>
      <text:p text:style-name="P4">Zalety Active Directory: niezależność od dostępu do internetu, działanie na lokalnych zasobach, pełnia kontroli nad usługami, ogrom opcji i możliwości.</text:p>
      <text:p text:style-name="P4">Zalety EntraID: brak potrzeby instalacji i hostowania Windows Server, łatwość korzystania, nie trzeba konfigurować własnej sieci lokalnej.</text:p>
      <text:p text:style-name="P2">Główne różnice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0">Active Directory</text:p>
          </table:table-cell>
          <table:table-cell table:style-name="Table1.B1" office:value-type="string">
            <text:p text:style-name="P10">EntraID</text:p>
          </table:table-cell>
        </table:table-row>
        <table:table-row>
          <table:table-cell table:style-name="Table1.A2" office:value-type="string">
            <text:p text:style-name="P5">Działa lokalnie</text:p>
          </table:table-cell>
          <table:table-cell table:style-name="Table1.B2" office:value-type="string">
            <text:p text:style-name="P5">Działa w chmurze</text:p>
          </table:table-cell>
        </table:table-row>
        <table:table-row>
          <table:table-cell table:style-name="Table1.A2" office:value-type="string">
            <text:p text:style-name="P9">Do lokalnych zasobów</text:p>
          </table:table-cell>
          <table:table-cell table:style-name="Table1.B2" office:value-type="string">
            <text:p text:style-name="P9">Do aplikacji Microsoft 365</text:p>
          </table:table-cell>
        </table:table-row>
        <table:table-row>
          <table:table-cell table:style-name="Table1.A2" office:value-type="string">
            <text:p text:style-name="P5">Wymaga stworzenia kontrolera domeny</text:p>
          </table:table-cell>
          <table:table-cell table:style-name="Table1.B2" office:value-type="string">
            <text:p text:style-name="P5">-</text:p>
          </table:table-cell>
        </table:table-row>
        <table:table-row>
          <table:table-cell table:style-name="Table1.A2" office:value-type="string">
            <text:p text:style-name="P6">Autentykacja poprzez Kerberos, NTLM</text:p>
          </table:table-cell>
          <table:table-cell table:style-name="Table1.B2" office:value-type="string">
            <text:p text:style-name="P7"><text:span text:style-name="T3">Autentykacja poprzez </text:span>SAML, OAuth, OpenID</text:p>
          </table:table-cell>
        </table:table-row>
        <table:table-row>
          <table:table-cell table:style-name="Table1.A2" office:value-type="string">
            <text:p text:style-name="P8">Wsparcie protokołu LDAP</text:p>
          </table:table-cell>
          <table:table-cell table:style-name="Table1.B2" office:value-type="string">
            <text:p text:style-name="P8">Brak wsparcia dla protokołu LDAP</text:p>
          </table:table-cell>
        </table:table-row>
      </table:table>
      <text:p text:style-name="P1"/>
      <text:p text:style-name="P3">Najkorzystniejsza byłaby hybryda obu, ponieważ pozwala na zarządzanie obydwoma środowiskami w zależności od potrzeb pracowników. Np. Active Directory dla pracowników którzy potrzebują dostępu do plików na serwerze, a EntraID dla takich którzy tylko <text:span text:style-name="T4">potrzebują usług w chmurze np. Team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1pt" fo:language="pl" fo:country="PL" style:letter-kerning="true" style:font-name-asian="Aptos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1pt" fo:language="pl" fo:country="PL" style:letter-kerning="true" style:font-name-asian="Aptos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Nagłówek_20_1_20_Znak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2e74b5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Nagłówek_20_2_20_Znak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2e74b5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Nagłówek_20_3_20_Znak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2e74b5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Nagłówek_20_4_20_Znak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2e74b5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Nagłówek_20_5_20_Znak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2e74b5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Nagłówek_20_6_20_Znak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Nagłówek_20_7_20_Znak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Nagłówek_20_8_20_Znak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Nagłówek_20_9_20_Znak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ytuł_20_Znak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Podtytuł_20_Znak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ytat_20_Znak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Cytat_20_intensywny_20_Znak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2e74b5" fo:border-bottom="0.51pt solid #2e74b5"/>
      <style:text-properties fo:color="#2e74b5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 loext:linked-style-name="Heading_20_1">
      <style:text-properties fo:color="#2e74b5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główek_20_2_20_Znak" style:display-name="Nagłówek 2 Znak" style:family="text" style:parent-style-name="Default_20_Paragraph_20_Font" loext:linked-style-name="Heading_20_2">
      <style:text-properties fo:color="#2e74b5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główek_20_3_20_Znak" style:display-name="Nagłówek 3 Znak" style:family="text" style:parent-style-name="Default_20_Paragraph_20_Font" loext:linked-style-name="Heading_20_3">
      <style:text-properties fo:color="#2e74b5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główek_20_4_20_Znak" style:display-name="Nagłówek 4 Znak" style:family="text" style:parent-style-name="Default_20_Paragraph_20_Font" loext:linked-style-name="Heading_20_4">
      <style:text-properties fo:color="#2e74b5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agłówek_20_5_20_Znak" style:display-name="Nagłówek 5 Znak" style:family="text" style:parent-style-name="Default_20_Paragraph_20_Font" loext:linked-style-name="Heading_20_5">
      <style:text-properties fo:color="#2e74b5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Nagłówek_20_6_20_Znak" style:display-name="Nagłówek 6 Znak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Nagłówek_20_7_20_Znak" style:display-name="Nagłówek 7 Znak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Nagłówek_20_8_20_Znak" style:display-name="Nagłówek 8 Znak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Nagłówek_20_9_20_Znak" style:display-name="Nagłówek 9 Znak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ytuł_20_Znak" style:display-name="Tytuł Znak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Podtytuł_20_Znak" style:display-name="Podtytuł Znak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ytat_20_Znak" style:display-name="Cytat Znak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e74b5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ytat_20_intensywny_20_Znak" style:display-name="Cytat intensywny Znak" style:family="text" style:parent-style-name="Default_20_Paragraph_20_Font" loext:linked-style-name="Intense_20_Quote">
      <style:text-properties fo:color="#2e74b5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e74b5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Motyw pakietu Office">
      <loext:theme-colors loext:name="Pakiet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in Turek</meta:initial-creator>
    <meta:editing-cycles>13</meta:editing-cycles>
    <meta:creation-date>2024-11-20T08:41:00</meta:creation-date>
    <dc:date>2025-05-26T09:47:46.916334423</dc:date>
    <meta:editing-duration>PT55M21S</meta:editing-duration>
    <meta:generator>LibreOffice/24.2.7.2$Linux_X86_64 LibreOffice_project/420$Build-2</meta:generator>
    <meta:document-statistic meta:table-count="1" meta:image-count="0" meta:object-count="0" meta:page-count="1" meta:paragraph-count="20" meta:word-count="211" meta:character-count="1552" meta:non-whitespace-character-count="1359"/>
    <meta:user-defined meta:name="AppVersion">16.0000</meta:user-defined>
    <meta:template xlink:type="simple" xlink:actuate="onRequest" xlink:title="Normal.dotm" xlink:href=""/>
  </office:meta>
</office:document-meta>
</file>